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WPC" svg:font-family="'Segoe WPC', 'Segoe UI', sans-serif"/>
  </office:font-face-decls>
  <office:automatic-styles>
    <style:style style:name="P1" style:family="paragraph" style:parent-style-name="Standard">
      <style:text-properties officeooo:rsid="001ca56b" officeooo:paragraph-rsid="001ca56b"/>
    </style:style>
    <style:style style:name="P2" style:family="paragraph" style:parent-style-name="Standard">
      <style:text-properties officeooo:rsid="001ca56b" officeooo:paragraph-rsid="001ca56b"/>
    </style:style>
    <style:style style:name="P3" style:family="paragraph" style:parent-style-name="Standard">
      <style:text-properties officeooo:rsid="001e4809" officeooo:paragraph-rsid="001e48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of Components installed on BackEnd : </text:p>
      <text:p text:style-name="P1"/>
      <text:p text:style-name="P1">dotnet tool install --global dotnet-ef --version 7.0.5</text:p>
      <text:p text:style-name="P1"/>
      <text:p text:style-name="P1">entityFramework</text:p>
      <text:p text:style-name="P1">entityFramework.Design</text:p>
      <text:p text:style-name="P1">entityFramework.Sqlite</text:p>
      <text:p text:style-name="P3">System.IdentityModel.Tokens.Jwt</text:p>
      <text:p text:style-name="P3">Microsoft.AspNetCore.Authentication.JwtBearer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2T23:45:09.594000000</meta:creation-date>
    <dc:date>2023-05-17T15:51:07.375000000</dc:date>
    <meta:editing-duration>P2DT20H5M44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7" meta:word-count="21" meta:character-count="231" meta:non-whitespace-character-count="218"/>
  </office:meta>
</office:document-meta>
</file>